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1.57" table:style-name="ce1">
            <text:p>16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82" table:style-name="ce1">
            <text:p>5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8.29" table:style-name="ce1">
            <text:p>198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2.37" table:style-name="ce1">
            <text:p>82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4.38" table:style-name="ce1">
            <text:p>4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01.09" table:style-name="ce1">
            <text:p>10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2.37" table:style-name="ce1">
            <text:p>82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01.09" table:style-name="ce1">
            <text:p>10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2.37" table:style-name="ce1">
            <text:p>82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01.09" table:style-name="ce1">
            <text:p>10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7Z</meta:creation-date>
    <dc:date>2023-06-13T14:07:00Z</dc:date>
  </office:meta>
</office:document-meta>
</file>